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Monotype Corsiva" svg:font-family="'Monotype Corsiva'" style:font-adornments="Predeterminado" style:font-family-generic="script"/>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TraduccionesMásDifícilesYTécnicasUtilizadas" style:family="table">
      <style:table-properties style:width="17cm" table:align="margins" fo:keep-with-next="auto" style:may-break-between-rows="true" style:writing-mode="lr-tb"/>
    </style:style>
    <style:style style:name="TraduccionesMásDifícilesYTécnicasUtilizadas.A" style:family="table-column">
      <style:table-column-properties style:column-width="4.484cm" style:rel-column-width="17284*"/>
    </style:style>
    <style:style style:name="TraduccionesMásDifícilesYTécnicasUtilizadas.B" style:family="table-column">
      <style:table-column-properties style:column-width="9.749cm" style:rel-column-width="37581*"/>
    </style:style>
    <style:style style:name="TraduccionesMásDifícilesYTécnicasUtilizadas.C" style:family="table-column">
      <style:table-column-properties style:column-width="2.768cm" style:rel-column-width="10670*"/>
    </style:style>
    <style:style style:name="TraduccionesMásDifícilesYTécnicasUtilizadas.A1" style:family="table-cell">
      <style:table-cell-properties fo:padding="0.097cm" fo:border-left="0.002cm solid #000000" fo:border-right="none" fo:border-top="0.002cm solid #000000" fo:border-bottom="0.002cm solid #000000"/>
    </style:style>
    <style:style style:name="TraduccionesMásDifícilesYTécnicasUtilizadas.C1" style:family="table-cell">
      <style:table-cell-properties fo:padding="0.097cm" fo:border="0.002cm solid #000000"/>
    </style:style>
    <style:style style:name="TraduccionesMásDifícilesYTécnicasUtilizadas.A2" style:family="table-cell">
      <style:table-cell-properties fo:padding="0.097cm" fo:border-left="0.002cm solid #000000" fo:border-right="none" fo:border-top="none" fo:border-bottom="0.002cm solid #000000"/>
    </style:style>
    <style:style style:name="TraduccionesMásDifícilesYTécnicasUtilizadas.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Footer">
      <style:text-properties fo:color="#333333"/>
    </style:style>
    <style:style style:name="P5"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9"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10" style:family="paragraph" style:parent-style-name="Table_20_Contents">
      <style:paragraph-properties fo:text-align="justify"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Heading_20_1">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fo:language="en" fo:country="US"/>
    </style:style>
    <style:style style:name="T3" style:family="text">
      <style:text-properties fo:color="#800000"/>
    </style:style>
    <style:style style:name="T4"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5" style:family="text">
      <style:text-properties fo:font-style="italic" style:font-style-asian="italic" style:font-style-complex="italic"/>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7"/>
      <text:p text:style-name="P5"/>
      <text:p text:style-name="P5"/>
      <text:p text:style-name="P5"/>
      <text:p text:style-name="P6"/>
      <text:p text:style-name="P6"/>
      <text:p text:style-name="P5"/>
      <text:p text:style-name="P5"/>
      <text:p text:style-name="P5"/>
      <text:p text:style-name="P5"/>
      <text:p text:style-name="P5"/>
      <text:p text:style-name="P5"/>
      <text:p text:style-name="P5"/>
      <text:p text:style-name="P5"/>
      <text:p text:style-name="P5"/>
      <text:p text:style-name="P5"><text:title>Desarrollo Web Ágil con Rails (Redacción)</text:title></text:p>
      <text:p text:style-name="P8"><text:subject>Traducción de Textos</text:subject></text:p>
      <text:p text:style-name="P9">Curso 2007/2008</text:p>
      <text:p text:style-name="P7"/>
      <text:p text:style-name="P7"/>
      <text:p text:style-name="P7"/>
      <text:p text:style-name="P7"/>
      <text:p text:style-name="P7"/>
      <text:p text:style-name="P7"/>
      <text:p text:style-name="P7"/>
      <text:p text:style-name="P7"/>
      <table:table table:name="Versiones" table:style-name="Versiones">
        <table:table-column table:style-name="Versiones.A"/>
        <table:table-column table:style-name="Versiones.B"/>
        <table:table-row>
          <table:table-cell table:style-name="Versiones.A1" office:value-type="string">
            <text:p text:style-name="P10">Versión</text:p>
          </table:table-cell>
          <table:table-cell table:style-name="Versiones.B1" office:value-type="string">
            <text:p text:style-name="P11">Cambio</text:p>
          </table:table-cell>
        </table:table-row>
        <table:table-row>
          <table:table-cell table:style-name="Versiones.A2" office:value-type="string">
            <text:p text:style-name="P10"><text:user-defined text:name="Versión">0.8RC</text:user-defined></text:p>
          </table:table-cell>
          <table:table-cell table:style-name="Versiones.B2" office:value-type="string">
            <text:p text:style-name="P11">Revisada la traducción</text:p>
          </table:table-cell>
        </table:table-row>
        <table:table-row>
          <table:table-cell table:style-name="Versiones.A2" office:value-type="string">
            <text:p text:style-name="P10">0.7</text:p>
          </table:table-cell>
          <table:table-cell table:style-name="Versiones.B2" office:value-type="string">
            <text:p text:style-name="P11">Terminada la traducción</text:p>
          </table:table-cell>
        </table:table-row>
        <table:table-row>
          <table:table-cell table:style-name="Versiones.A2" office:value-type="string">
            <text:p text:style-name="P10">0.6</text:p>
          </table:table-cell>
          <table:table-cell table:style-name="Versiones.B2" office:value-type="string">
            <text:p text:style-name="P11">Falta un par de párrafos</text:p>
          </table:table-cell>
        </table:table-row>
      </table:table>
      <text:p text:style-name="P7"/>
      <text:p text:style-name="P12">Autor:</text:p>
      <text:p text:style-name="P12"><text:user-defined text:name="Autor">Rubén Paje del Pino</text:user-defined></text:p>
      <text:p text:style-name="P12">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5">1. Introducción<text:tab/>3</text:p>
          <text:p text:style-name="P15">2. Traducción del texto<text:tab/>3</text:p>
          <text:p text:style-name="P16">Capítulo 1<text:tab/>3</text:p>
          <text:p text:style-name="P16">Introducción<text:tab/>3</text:p>
          <text:p text:style-name="P15">3. Traducciones más difíciles y técnicas de traducción utilizadas<text:tab/>6</text:p>
        </text:index-body>
      </text:table-of-content>
      <text:p text:style-name="P13"/>
      <text:section text:style-name="Sect4" text:name="Área2">
        <text:h text:style-name="P14" text:outline-level="1">1. Introducción</text:h>
        <text:p text:style-name="Text_20_body">El extracto del libro que he elegido para hacer la traducción lo he tomado de: Dave Thomas and David Hinemeier Hansson, with Leon Breedt, Mike Clark, James Duncan Davidson, Justin Gehtland, and Andreas Schwarzpellido. “Capítulo I: Introducción”. En: “Agile Web Development with Rails”. U.S.A: The Pragmatic Programmers (segunda edición), 2006. ISBN: 978-0-9776166-3-3</text:p>
        <text:p text:style-name="Text_20_body"/>
        <text:h text:style-name="Heading_20_1" text:outline-level="1">2. Traducción del texto</text:h>
        <text:h text:style-name="Heading_20_2" text:outline-level="2">Capítulo 1</text:h>
        <text:h text:style-name="Heading_20_2" text:outline-level="2">Introducción</text:h>
        <text:p text:style-name="P7">Ruby on Rails es un arquitectura software que facilita el desarrollo, despliegue y mantenimiento de aplicaciones web. Durante los meses<text:span text:style-name="T3"> </text:span>siguientes a su lanzamiento inicial, Rails pasó de ser un desconocido a convertirse en un fenómeno mundial. El cual ha ganado premios y, <text:s/>lo más importante, se ha convertido en la arquitectura software elegida para la implementación de las aplicaciones de la llamada Web 2.0. Esto no es sólo una moda entre los hackers avanzados ya que muchas compañías internacionales están usando Rails para crear sus aplicaciones web.</text:p>
        <text:p text:style-name="P7"/>
        <text:p text:style-name="P7">¿Por qué ocurre eso? Puede ser por muchas razones.</text:p>
        <text:p text:style-name="P7"/>
        <text:p text:style-name="P7">En primer lugar, parecía haber un gran número de desarrolladores que han sido defraudados por las tecnologías que utilizaron al crear aplicaciones web. No importaba si han usado Java, PHP o .NET – estaba creciendo la sensación de que su trabajo era simplemente demasiado duro. Y luego, de repente, cuando vino Rails, es más fácil.</text:p>
        <text:p text:style-name="P7"/>
        <text:p text:style-name="P7">Pero no bastaba con la sencillez. Estamos hablando de verdaderos desarrolladores escribiendo sitios web del mundo real. Querían saber que las aplicaciones que estaban desarrollando podían afrontar el paso del tiempo – que diseñaron e implementaron utilizando técnicas modernas y profesionales. Entonces esos desarrolladores profundizaron en Rails y descubrieron que no era sólo una herramienta para crear sitios web.</text:p>
        <text:p text:style-name="P7"/>
        <text:p text:style-name="P7">Por ejemplo, todas las aplicaciones en Rails están implementadas usando el paradigma Modelo-Vista-Controlador (MVC). Los desarrolladores de Java están usando arquitecturas software tales como Tapestry y Structs, que están basados en MVC. Pero Rails lleva MVC más lejos: cuando desarrolla en Rails, <text:soft-page-break/>hay un sitio para cada parte de código y todas los componentes de su aplicación interactuan de una manera común. Es como si empezara con el esqueleto de una aplicación siempre preparado.</text:p>
        <text:p text:style-name="P7"/>
        <text:p text:style-name="P7">Los programadores profesionales escriben pruebas y otra vez Rails lo permite. Todas las aplicaciones en Rails son compatibles con dichas comprobaciones. Cuando añades una funcionalidad al código, automaticamente Rails crea unos interfaces para verificar dicha funcionalidad. La arquitectura software hace fácil comprobar aplicaciones y como resultado las aplicaciones en Rails suelen ser verificadas.</text:p>
        <text:p text:style-name="P7"/>
        <text:p text:style-name="P7">Las aplicaciones en Rails están escritas en Ruby, un moderno lenguaje de guiones con orientación a objetos. Ruby es conciso sin ser ilegible – puede expresar ideas con naturalidad y limpieza de código Ruby, esto hace que los programas sean fáciles de escribir y (lo que es más importante) leer meses más tarde.</text:p>
        <text:p text:style-name="P7"/>
        <text:p text:style-name="P7">Rails lleva a Ruby al límite, ampliándolo de una manera original que hace más fácil la vida del programador, esto hace más pequeños y legibles nuestros programas. Además nos permite realizar tareas que normalmente haríamos en ficheros de configuración externos dentro del código. El siguiente código define la clase modelo para un proyecto software. No se preocupe por los detalles por ahora. En vez de eso, simplemente piense sobre cuanta información se está expresando en unas pocas líneas de código.</text:p>
        <text:p text:style-name="P7"/>
        <text:p text:style-name="P7">class Proyecto &lt; ActiveRecord::Base</text:p>
        <text:p text:style-name="P7"><text:tab/>pertenece_a<text:tab/><text:tab/><text:tab/>:carpeta</text:p>
        <text:p text:style-name="P7"><text:tab/>tiene_un<text:tab/><text:tab/><text:tab/><text:tab/>:director_del_proyecto</text:p>
        <text:p text:style-name="P7"><text:tab/>tiene_muchos<text:tab/><text:tab/><text:tab/>:hitos</text:p>
        <text:p text:style-name="P7"><text:tab/>tiene_muchas<text:tab/><text:tab/><text:tab/>:entregas, :durante =&gt; :hitos</text:p>
        <text:p text:style-name="P7"><text:tab/>validar_la_presencia_de<text:tab/>:nombre, :descripción</text:p>
        <text:p text:style-name="P7"><text:tab/>validar_la_aceptación_de<text:tab/>:acuerdo_de_confidencialidad</text:p>
        <text:p text:style-name="P7"><text:tab/>validar_la_unicidad_de<text:tab/><text:tab/>:nombre_corto</text:p>
        <text:p text:style-name="P7">end</text:p>
        <text:p text:style-name="P7"/>
        <text:p text:style-name="P7">Los desarrolladores que vienen a Rails encuentran además una fuerte base filosófica. El diseño de Rails ha sido basado en un par de conceptos claves: DRY y el acuerdo sobre la configuración. DRY significa <text:span text:style-name="T5">Don't Repeat Yourself</text:span> (No Se Repita) – cada parte de conocimiento en un sistema debería ser expresado en un único sitio. Rails utiliza la potencia de Ruby para lograrlo. <text:soft-page-break/>Encontrará muy poca redundancia en una aplicación en Rails, ya que dice lo que necesita decir en un único lugar – que suele estar sugerido por los acuerdos del paradigma MVC- y luego continua. Para los programadores que han utilizado otras arquitectura software para el desarrollo web, donde un pequeño cambio en el esquema podía suponer al menos media docena de cambios en el código, será un gran avance.</text:p>
        <text:p text:style-name="P7"/>
        <text:p text:style-name="P7">El acuerdo sobre la configuración es importante también, ya que significa que Rails tiene características predefinidas para casi todos los aspectos de las tareas de su aplicación. Siga esos acuerdo y podrá escribir aplicaciones en Rails utilizando menos código que una típica aplicación Web sobre Java utilizando configuraciones en XML. Si necesita saltarse los acuerdos, Rails lo hace sencillo también.</text:p>
        <text:p text:style-name="P7"/>
        <text:p text:style-name="P7">Los desarrolladores que descubrieron Rails encontraron algo más: como Rails es nuevo, el núcleo del equipo de desarrollo comprende la nueva Web. Rails no duda en incorporar los nuevos estándares de facto de la Web<text:span text:style-name="T3">, es más,</text:span> está ayudando a definirlos. Y Rails hace más sencillo a los desarrolladores incorporar características tales como AJAX (acrónimo para JavaScript Asíncrono y Xml) e interfaces REST (Transferencia de Estado Representacional) dentro de su código: construyéndolo con compatibilidad con ellos. (Y si no está familiarizado con AJAX y los interfaces REST, no tema – los explicaremos más adelante.)</text:p>
        <text:p text:style-name="P7"/>
        <text:p text:style-name="P7">Los desarrolladores están preocupados también por el despliegue. Ellos encontraron que con Rails puede desplegar versiones sucesivas de su aplicación en cualquier número de servidores con un único mandato (y volver a una versión anterior <text:span text:style-name="T3">es</text:span> igual de fácil en el caso de que la actual sea peor).</text:p>
        <text:p text:style-name="P7"/>
        <text:p text:style-name="P7">Rails fue construido desde una aplicación comercial de la vida real. Resulta que la mejor forma de crear una arquitectura software es encontrar los puntos clave de una aplicación específica y luego guardarlos en la base de un código genérico. Cuando está desarrollando su aplicación en Rails, está empezando desde una aplicación verdaderamente buena ya preinstalada.</text:p>
        <text:p text:style-name="P7"/>
        <text:p text:style-name="P7">Pero hay algo más aparte de Rails – algo difícil de describir. De alguna forma, parece lo correcto. Por su puesto deberá creernos hasta que escriba algunas aplicaciones en Rails (que debería ser en los próximos 45 minutos aproximadamente) y de eso es de lo que trata este libro.</text:p>
        <text:p text:style-name="P7"/>
        <text:p text:style-name="P7"/>
        <text:h text:style-name="Heading_20_1" text:outline-level="1"><text:soft-page-break/>3. Traducciones más difíciles y técnicas de traducción utilizadas</text:h>
        <table:table table:name="TraduccionesMásDifícilesYTécnicasUtilizadas" table:style-name="TraduccionesMásDifícilesYTécnicasUtilizadas">
          <table:table-column table:style-name="TraduccionesMásDifícilesYTécnicasUtilizadas.A"/>
          <table:table-column table:style-name="TraduccionesMásDifícilesYTécnicasUtilizadas.B"/>
          <table:table-column table:style-name="TraduccionesMásDifícilesYTécnicasUtilizadas.C"/>
          <table:table-row>
            <table:table-cell table:style-name="TraduccionesMásDifícilesYTécnicasUtilizadas.A1" office:value-type="string">
              <text:p text:style-name="Table_20_Heading">En inglés</text:p>
            </table:table-cell>
            <table:table-cell table:style-name="TraduccionesMásDifícilesYTécnicasUtilizadas.A1" office:value-type="string">
              <text:p text:style-name="Table_20_Heading">En español</text:p>
            </table:table-cell>
            <table:table-cell table:style-name="TraduccionesMásDifícilesYTécnicasUtilizadas.C1" office:value-type="string">
              <text:p text:style-name="Table_20_Heading">Técnica utilizada</text:p>
            </table:table-cell>
          </table:table-row>
          <table:table-row>
            <table:table-cell table:style-name="TraduccionesMásDifícilesYTécnicasUtilizadas.A2" office:value-type="string">
              <text:p text:style-name="Table_20_Contents">framework</text:p>
            </table:table-cell>
            <table:table-cell table:style-name="TraduccionesMásDifícilesYTécnicasUtilizadas.A2" office:value-type="string">
              <text:p text:style-name="Table_20_Contents">arquitectura software</text:p>
            </table:table-cell>
            <table:table-cell table:style-name="TraduccionesMásDifícilesYTécnicasUtilizadas.C2" office:value-type="string">
              <text:p text:style-name="Table_20_Contents">explicitación</text:p>
            </table:table-cell>
          </table:table-row>
          <table:table-row>
            <table:table-cell table:style-name="TraduccionesMásDifícilesYTécnicasUtilizadas.A2" office:value-type="string">
              <text:p text:style-name="Table_20_Contents">deploy</text:p>
            </table:table-cell>
            <table:table-cell table:style-name="TraduccionesMásDifícilesYTécnicasUtilizadas.A2" office:value-type="string">
              <text:p text:style-name="Table_20_Contents">despliegue (ya que existe una fase de despliegue en la ingeniería del software)</text:p>
            </table:table-cell>
            <table:table-cell table:style-name="TraduccionesMásDifícilesYTécnicasUtilizadas.C2" office:value-type="string">
              <text:p text:style-name="Table_20_Contents">ninguna</text:p>
            </table:table-cell>
          </table:table-row>
          <table:table-row>
            <table:table-cell table:style-name="TraduccionesMásDifícilesYTécnicasUtilizadas.A2" office:value-type="string">
              <text:p text:style-name="Table_20_Contents">During the months that followed</text:p>
            </table:table-cell>
            <table:table-cell table:style-name="TraduccionesMásDifícilesYTécnicasUtilizadas.A2" office:value-type="string">
              <text:p text:style-name="Table_20_Contents">Durante los meses siguiente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Rails went from being an unknown toy to being a worldwide phenomenon</text:p>
            </table:table-cell>
            <table:table-cell table:style-name="TraduccionesMásDifícilesYTécnicasUtilizadas.A2" office:value-type="string">
              <text:p text:style-name="Table_20_Contents">Rails pasó de ser un desconocido a convertirse en un fenómeno mundial</text:p>
            </table:table-cell>
            <table:table-cell table:style-name="TraduccionesMásDifícilesYTécnicasUtilizadas.C2" office:value-type="string">
              <text:p text:style-name="Table_20_Contents">adaptación y modulación</text:p>
            </table:table-cell>
          </table:table-row>
          <table:table-row>
            <table:table-cell table:style-name="TraduccionesMásDifícilesYTécnicasUtilizadas.A2" office:value-type="string">
              <text:p text:style-name="Table_20_Contents">hard-core hackers</text:p>
            </table:table-cell>
            <table:table-cell table:style-name="TraduccionesMásDifícilesYTécnicasUtilizadas.A2" office:value-type="string">
              <text:p text:style-name="Table_20_Contents">hackers avanzados (entiéndase hacker como aquel que le gusta modificar el código fuente de los programa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text:p>
            </table:table-cell>
            <table:table-cell table:style-name="TraduccionesMásDifícilesYTécnicasUtilizadas.A2" office:value-type="string">
              <text:p text:style-name="Table_20_Contents">ya que</text:p>
            </table:table-cell>
            <table:table-cell table:style-name="TraduccionesMásDifícilesYTécnicasUtilizadas.C2" office:value-type="string">
              <text:p text:style-name="Table_20_Contents">inserción de conector</text:p>
            </table:table-cell>
          </table:table-row>
          <table:table-row>
            <table:table-cell table:style-name="TraduccionesMásDifícilesYTécnicasUtilizadas.A2" office:value-type="string">
              <text:p text:style-name="Table_20_Contents">multinational</text:p>
            </table:table-cell>
            <table:table-cell table:style-name="TraduccionesMásDifícilesYTécnicasUtilizadas.A2" office:value-type="string">
              <text:p text:style-name="Table_20_Contents">internacionales</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Why is that?</text:p>
            </table:table-cell>
            <table:table-cell table:style-name="TraduccionesMásDifícilesYTécnicasUtilizadas.A2" office:value-type="string">
              <text:p text:style-name="Table_20_Contents">¿Por qué ocurre eso?</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their job was just too damn hard</text:p>
            </table:table-cell>
            <table:table-cell table:style-name="TraduccionesMásDifícilesYTécnicasUtilizadas.A2" office:value-type="string">
              <text:p text:style-name="Table_20_Contents">su trabajo era simplemente demasiado duro</text:p>
            </table:table-cell>
            <table:table-cell table:style-name="TraduccionesMásDifícilesYTécnicasUtilizadas.C2" office:value-type="string">
              <text:p text:style-name="Table_20_Contents">omisión</text:p>
            </table:table-cell>
          </table:table-row>
          <table:table-row>
            <table:table-cell table:style-name="TraduccionesMásDifícilesYTécnicasUtilizadas.A2" office:value-type="string">
              <text:p text:style-name="Table_20_Contents">But easy on its own doesn't cut it</text:p>
            </table:table-cell>
            <table:table-cell table:style-name="TraduccionesMásDifícilesYTécnicasUtilizadas.A2" office:value-type="string">
              <text:p text:style-name="Table_20_Contents">Pero no bastaba con la sencillez</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They wanted to feel that the <text:span text:style-name="T2">applications</text:span> they were developing would stand the test of time</text:p>
            </table:table-cell>
            <table:table-cell table:style-name="TraduccionesMásDifícilesYTécnicasUtilizadas.A2" office:value-type="string">
              <text:p text:style-name="Table_20_Contents">Ellos querían saber que las aplicaciones que estaban desarrollando podían afrontar el paso del tiempo</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hacking out sites</text:p>
            </table:table-cell>
            <table:table-cell table:style-name="TraduccionesMásDifícilesYTécnicasUtilizadas.A2" office:value-type="string">
              <text:p text:style-name="Table_20_Contents">crear sitios web</text:p>
            </table:table-cell>
            <table:table-cell table:style-name="TraduccionesMásDifícilesYTécnicasUtilizadas.C2" office:value-type="string">
              <text:p text:style-name="Table_20_Contents">modulación y explicitación</text:p>
            </table:table-cell>
          </table:table-row>
          <table:table-row>
            <table:table-cell table:style-name="TraduccionesMásDifícilesYTécnicasUtilizadas.A2" office:value-type="string">
              <text:p text:style-name="Table_20_Contents">all Rails applications</text:p>
            </table:table-cell>
            <table:table-cell table:style-name="TraduccionesMásDifícilesYTécnicasUtilizadas.A2" office:value-type="string">
              <text:p text:style-name="Table_20_Contents">todas las aplicaciones en Rails</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all the pieces of your application interact in a standard way</text:p>
            </table:table-cell>
            <table:table-cell table:style-name="TraduccionesMásDifícilesYTécnicasUtilizadas.A2" office:value-type="string">
              <text:p text:style-name="Table_20_Contents">todas los componentes de tu aplicación interactuan de una manera común (se refiere a que existe una forma prefijada del paso de mensajes entre objetos, que se suele denominar interacción)</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Professional programmers write tests. And Again, Rails delivers.</text:p>
            </table:table-cell>
            <table:table-cell table:style-name="TraduccionesMásDifícilesYTécnicasUtilizadas.A2" office:value-type="string">
              <text:p text:style-name="Table_20_Contents">Los programadores escriben pruebas y otra vez Rails lo permite</text:p>
            </table:table-cell>
            <table:table-cell table:style-name="TraduccionesMásDifícilesYTécnicasUtilizadas.C2" office:value-type="string">
              <text:p text:style-name="Table_20_Contents">modulación e introducción de conector</text:p>
            </table:table-cell>
          </table:table-row>
          <table:table-row>
            <table:table-cell table:style-name="TraduccionesMásDifícilesYTécnicasUtilizadas.A2" office:value-type="string">
              <text:p text:style-name="Table_20_Contents">As you add functionality to the code, Rails automatically creates test stubs for that functionality.</text:p>
            </table:table-cell>
            <table:table-cell table:style-name="TraduccionesMásDifícilesYTécnicasUtilizadas.A2" office:value-type="string">
              <text:p text:style-name="Table_20_Contents">Cuando añade una funcionalidad al código, automaticamente Rails crea unos interfaces para verificar dicha funcionalidad.</text:p>
            </table:table-cell>
            <table:table-cell table:style-name="TraduccionesMásDifícilesYTécnicasUtilizadas.C2" office:value-type="string">
              <text:p text:style-name="Table_20_Contents">transposición</text:p>
            </table:table-cell>
          </table:table-row>
          <text:soft-page-break/>
          <table:table-row>
            <table:table-cell table:style-name="TraduccionesMásDifícilesYTécnicasUtilizadas.A2" office:value-type="string">
              <text:p text:style-name="Table_20_Contents">tend to get tested</text:p>
            </table:table-cell>
            <table:table-cell table:style-name="TraduccionesMásDifícilesYTécnicasUtilizadas.A2" office:value-type="string">
              <text:p text:style-name="Table_20_Contents">suelen ser verificada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a modern, object-oriented scripting language</text:p>
            </table:table-cell>
            <table:table-cell table:style-name="TraduccionesMásDifícilesYTécnicasUtilizadas.A2" office:value-type="string">
              <text:p text:style-name="Table_20_Contents">un moderno lenguaje de guiones con orientación a objetos</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Ruby is concise without being unintelligibly terse</text:p>
            </table:table-cell>
            <table:table-cell table:style-name="TraduccionesMásDifícilesYTécnicasUtilizadas.A2" office:value-type="string">
              <text:p text:style-name="Table_20_Contents">Ruby es conciso sin ser ilegible</text:p>
            </table:table-cell>
            <table:table-cell table:style-name="TraduccionesMásDifícilesYTécnicasUtilizadas.C2" office:value-type="string">
              <text:p text:style-name="Table_20_Contents">omisión</text:p>
            </table:table-cell>
          </table:table-row>
          <table:table-row>
            <table:table-cell table:style-name="TraduccionesMásDifícilesYTécnicasUtilizadas.A2" office:value-type="string">
              <text:p text:style-name="Table_20_Contents">you can express ideas naturally and cleanly in Ruby code</text:p>
            </table:table-cell>
            <table:table-cell table:style-name="TraduccionesMásDifícilesYTécnicasUtilizadas.A2" office:value-type="string">
              <text:p text:style-name="Table_20_Contents">puede expresar ideas con naturalidad y limpieza en código Ruby</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just as importantly</text:p>
            </table:table-cell>
            <table:table-cell table:style-name="TraduccionesMásDifícilesYTécnicasUtilizadas.A2" office:value-type="string">
              <text:p text:style-name="Table_20_Contents">lo que es más importante</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It also allow us to perform tasks that would normally be done in external configuration files inside the codebase instead.</text:p>
            </table:table-cell>
            <table:table-cell table:style-name="TraduccionesMásDifícilesYTécnicasUtilizadas.A2" office:value-type="string">
              <text:p text:style-name="Table_20_Contents">Además nos permite realizar tareas que normalmente haríamos en ficheros de configuración externos dentro del código<text:span text:style-name="T4">.</text:span></text:p>
            </table:table-cell>
            <table:table-cell table:style-name="TraduccionesMásDifícilesYTécnicasUtilizadas.C2" office:value-type="string">
              <text:p text:style-name="Table_20_Contents">modulación y omisión</text:p>
            </table:table-cell>
          </table:table-row>
          <table:table-row>
            <table:table-cell table:style-name="TraduccionesMásDifícilesYTécnicasUtilizadas.A2" office:value-type="string">
              <text:p text:style-name="Table_20_Contents">deliverables</text:p>
            </table:table-cell>
            <table:table-cell table:style-name="TraduccionesMásDifícilesYTécnicasUtilizadas.A2" office:value-type="string">
              <text:p text:style-name="Table_20_Contents">entrega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underpinning</text:p>
            </table:table-cell>
            <table:table-cell table:style-name="TraduccionesMásDifícilesYTécnicasUtilizadas.A2" office:value-type="string">
              <text:p text:style-name="Table_20_Contents">base</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convention</text:p>
            </table:table-cell>
            <table:table-cell table:style-name="TraduccionesMásDifícilesYTécnicasUtilizadas.A2" office:value-type="string">
              <text:p text:style-name="Table_20_Contents">el acuerdo</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DRY stands for <text:span text:style-name="T5">Don't Repeat Yourself</text:span></text:p>
            </table:table-cell>
            <table:table-cell table:style-name="TraduccionesMásDifícilesYTécnicasUtilizadas.A2" office:value-type="string">
              <text:p text:style-name="Table_20_Contents">DRY significa <text:span text:style-name="T5">Don't Repeat Yourself</text:span> (No Se Repita)</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Rails uses <text:s/>the power of Ruby to bring that to life</text:p>
            </table:table-cell>
            <table:table-cell table:style-name="TraduccionesMásDifícilesYTécnicasUtilizadas.A2" office:value-type="string">
              <text:p text:style-name="Table_20_Contents">Rails utiliza la potencia de Ruby para lograrlo</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duplication</text:p>
            </table:table-cell>
            <table:table-cell table:style-name="TraduccionesMásDifícilesYTécnicasUtilizadas.A2" office:value-type="string">
              <text:p text:style-name="Table_20_Contents">redundancia</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For programmers used to other web frameworks</text:p>
            </table:table-cell>
            <table:table-cell table:style-name="TraduccionesMásDifícilesYTécnicasUtilizadas.A2" office:value-type="string">
              <text:p text:style-name="Table_20_Contents">Para los programadores que han utilizado otras arquitecturas software para el desarrollo web</text:p>
            </table:table-cell>
            <table:table-cell table:style-name="TraduccionesMásDifícilesYTécnicasUtilizadas.C2" office:value-type="string">
              <text:p text:style-name="Table_20_Contents">explicitación</text:p>
            </table:table-cell>
          </table:table-row>
          <table:table-row>
            <table:table-cell table:style-name="TraduccionesMásDifícilesYTécnicasUtilizadas.A2" office:value-type="string">
              <text:p text:style-name="Table_20_Contents">where a simple change to the schema could involve them in a half dozen or more code changes, this way is a revelation</text:p>
            </table:table-cell>
            <table:table-cell table:style-name="TraduccionesMásDifícilesYTécnicasUtilizadas.A2" office:value-type="string">
              <text:p text:style-name="Table_20_Contents">donde un pequeño cambio en el esquema podía suponer al menos media docena de cambios en el código, será un gran avance.</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It means that Rails has sensible defaults for just every aspect of knitting together your application.</text:p>
            </table:table-cell>
            <table:table-cell table:style-name="TraduccionesMásDifícilesYTécnicasUtilizadas.A2" office:value-type="string">
              <text:p text:style-name="Table_20_Contents">ya que significa que Rails tiene características predefinidas para casi todos los aspectos de las tareas de su aplicación</text:p>
            </table:table-cell>
            <table:table-cell table:style-name="TraduccionesMásDifícilesYTécnicasUtilizadas.C2" office:value-type="string">
              <text:p text:style-name="Table_20_Contents">transposición y modulación</text:p>
            </table:table-cell>
          </table:table-row>
          <table:table-row>
            <table:table-cell table:style-name="TraduccionesMásDifícilesYTécnicasUtilizadas.A2" office:value-type="string">
              <text:p text:style-name="Table_20_Contents">Developers coming to Rails</text:p>
            </table:table-cell>
            <table:table-cell table:style-name="TraduccionesMásDifícilesYTécnicasUtilizadas.A2" office:value-type="string">
              <text:p text:style-name="Table_20_Contents">Los desarrolladores que descubrieron Rail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something else, too</text:p>
            </table:table-cell>
            <table:table-cell table:style-name="TraduccionesMásDifícilesYTécnicasUtilizadas.A2" office:value-type="string">
              <text:p text:style-name="Table_20_Contents">algo más</text:p>
            </table:table-cell>
            <table:table-cell table:style-name="TraduccionesMásDifícilesYTécnicasUtilizadas.C2" office:value-type="string">
              <text:p text:style-name="Table_20_Contents">adaptación</text:p>
            </table:table-cell>
          </table:table-row>
          <table:table-row>
            <table:table-cell table:style-name="TraduccionesMásDifícilesYTécnicasUtilizadas.A2" office:value-type="string">
              <text:p text:style-name="Table_20_Contents">Rails is new, and the core team of developers understand the new Web</text:p>
            </table:table-cell>
            <table:table-cell table:style-name="TraduccionesMásDifícilesYTécnicasUtilizadas.A2" office:value-type="string">
              <text:p text:style-name="Table_20_Contents">: como Rails es nuevo, el núcleo del equipo de desarrollo comprende la nueva Web (ya que al ser un proyecto de hackers de todo el mundo se refiere al <text:soft-page-break/>núcleo)</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AJAX</text:p>
            </table:table-cell>
            <table:table-cell table:style-name="TraduccionesMásDifícilesYTécnicasUtilizadas.A2" office:value-type="string">
              <text:p text:style-name="Table_20_Contents">acrónimo para JavaScript Asíncrono y XML</text:p>
            </table:table-cell>
            <table:table-cell table:style-name="TraduccionesMásDifícilesYTécnicasUtilizadas.C2" office:value-type="string">
              <text:p text:style-name="Table_20_Contents">explicitación</text:p>
            </table:table-cell>
          </table:table-row>
          <table:table-row>
            <table:table-cell table:style-name="TraduccionesMásDifícilesYTécnicasUtilizadas.A2" office:value-type="string">
              <text:p text:style-name="Table_20_Contents">REST</text:p>
            </table:table-cell>
            <table:table-cell table:style-name="TraduccionesMásDifícilesYTécnicasUtilizadas.A2" office:value-type="string">
              <text:p text:style-name="Table_20_Contents">Transferencia de Estado Representacional</text:p>
            </table:table-cell>
            <table:table-cell table:style-name="TraduccionesMásDifícilesYTécnicasUtilizadas.C2" office:value-type="string">
              <text:p text:style-name="Table_20_Contents">explicitación</text:p>
            </table:table-cell>
          </table:table-row>
          <table:table-row>
            <table:table-cell table:style-name="TraduccionesMásDifícilesYTécnicasUtilizadas.A2" office:value-type="string">
              <text:p text:style-name="Table_20_Contents">never fear</text:p>
            </table:table-cell>
            <table:table-cell table:style-name="TraduccionesMásDifícilesYTécnicasUtilizadas.A2" office:value-type="string">
              <text:p text:style-name="Table_20_Contents">no tema</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and roll them back equally easily should the release prove to be <text:s/>somewhat less perfect</text:p>
            </table:table-cell>
            <table:table-cell table:style-name="TraduccionesMásDifícilesYTécnicasUtilizadas.A2" office:value-type="string">
              <text:p text:style-name="Table_20_Contents">y volver a una versión anterior igual de fácil en el caso de que la actual sea peor</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the central themes</text:p>
            </table:table-cell>
            <table:table-cell table:style-name="TraduccionesMásDifícilesYTécnicasUtilizadas.A2" office:value-type="string">
              <text:p text:style-name="Table_20_Contents">los puntos clave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you're starting with half of a really good application already in place</text:p>
            </table:table-cell>
            <table:table-cell table:style-name="TraduccionesMásDifícilesYTécnicasUtilizadas.A2" office:value-type="string">
              <text:p text:style-name="Table_20_Contents">está empezando desde una aplicación verdaderamente buena ya preinstalada</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you'll have to take our word</text:p>
            </table:table-cell>
            <table:table-cell table:style-name="TraduccionesMásDifícilesYTécnicasUtilizadas.A2" office:value-type="string">
              <text:p text:style-name="Table_20_Contents">deberá creernos</text:p>
            </table:table-cell>
            <table:table-cell table:style-name="TraduccionesMásDifícilesYTécnicasUtilizadas.C2" office:value-type="string">
              <text:p text:style-name="Table_20_Contents">modulación</text:p>
            </table:table-cell>
          </table:table-row>
        </table:table>
        <text:p text:style-name="Table">Tabla <text:sequence text:ref-name="refTable0" text:name="Table" text:formula="ooow:Table+1" style:num-format="1">1</text:sequence>.: Traducciones más difíciles y técnicas de traducción utilizadas</text:p>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Monotype Corsiva" svg:font-family="'Monotype Corsiva'" style:font-adornments="Predeterminado" style:font-family-generic="script"/>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text-properties style:font-name="Monotype Corsiva"/>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Encabezado_20_q" style:display-name="Encabezado q"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044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Desarrollo Web Ágil con Rails (Redacción)</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15</text:user-defined></text:span></text:p>
          <text:p text:style-name="P4"><text:span text:style-name="T1">Última rev: </text:span><text:span text:style-name="T1"><text:user-defined text:name="Última Revisión">20-XII-07</text:user-defined></text:span></text:p>
          <text:p text:style-name="P4"><text:span text:style-name="T1">Versión: </text:span><text:span text:style-name="T1"><text:user-defined text:name="Versión">0.8RC</text:user-defined></text:span></text:p>
          <text:p text:style-name="P4"><text:span text:style-name="T1">Página </text:span><text:span text:style-name="T1"><text:page-number style:num-format="1" text:select-page="current">8</text:page-number></text:span><text:span text:style-name="T1"> de </text:span><text:span text:style-name="T1"><text:page-count style:num-format="1">8</text:page-count></text:span></text:p>
        </text:section>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esarrollo Web Ágil con Rails (Redacción)</dc:title>
    <dc:description>Descripción del producto

Los archivos en formato odt se abren con Openoffice: 
Descargable en http://www.openoffice.org/
Bajo licencia LGPL-2</dc:description>
    <dc:subject>Traducción de Textos</dc:subject>
    <dc:date>2007-12-21T17:40:19</dc:date>
    <meta:keyword>Redacción</meta:keyword>
    <meta:keyword>Rails</meta:keyword>
    <meta:keyword>Ruby On Rails</meta:keyword>
    <meta:keyword>Ruby</meta:keyword>
    <meta:keyword>Web</meta:keyword>
    <meta:keyword>traducción de textos Rosario Plaza rplaza@fi.upm.es</meta:keyword>
    <meta:editing-cycles>703</meta:editing-cycles>
    <meta:editing-duration>P1DT8H15M32S</meta:editing-duration>
    <meta:user-defined meta:name="Autor">Rubén Paje del Pino</meta:user-defined>
    <meta:user-defined meta:name="Versión">0.8RC</meta:user-defined>
    <meta:user-defined meta:name="Texto">15</meta:user-defined>
    <meta:user-defined meta:name="Última Revisión">20-XII-07</meta:user-defined>
    <meta:document-statistic meta:table-count="2" meta:image-count="0" meta:object-count="0" meta:page-count="8" meta:paragraph-count="183" meta:word-count="1769" meta:character-count="11379"/>
  </office:meta>
</office:document-meta>
</file>